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8.693cm"/>
    </style:style>
    <style:style style:name="gr2" style:family="graphic" style:parent-style-name="standard">
      <style:graphic-properties draw:textarea-horizontal-align="justify" draw:textarea-vertical-align="middle" draw:auto-grow-height="false" fo:min-height="2.743cm" fo:min-width="8.693cm"/>
    </style:style>
    <style:style style:name="gr3" style:family="graphic" style:parent-style-name="standard">
      <style:graphic-properties draw:textarea-horizontal-align="justify" draw:textarea-vertical-align="middle" draw:auto-grow-height="false" fo:min-height="2.744cm" fo:min-width="8.693cm"/>
    </style:style>
    <style:style style:name="gr4" style:family="graphic" style:parent-style-name="standard">
      <style:graphic-properties draw:textarea-horizontal-align="justify" draw:textarea-vertical-align="middle" draw:auto-grow-height="false" fo:min-height="2.296cm" fo:min-width="3.95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9.193cm" svg:height="2.2cm" svg:x="1.107cm" svg:y="1cm">
          <text:p text:style-name="P1">Valid RDF</text:p>
          <text:p text:style-name="P1">(must pass W3C-Validato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9.193cm" svg:height="2.993cm" svg:x="1.107cm" svg:y="3.8cm">
          <text:p text:style-name="P1">Read RDF into temporary</text:p>
          <text:p text:style-name="P1">Triple 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9.193cm" svg:height="2.994cm" svg:x="1.107cm" svg:y="8.29cm">
          <text:p text:style-name="P1">Convert Objects to </text:p>
          <text:p text:style-name="P1">dcat-ap.de Obje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9.193cm" svg:height="2.994cm" svg:x="1.107cm" svg:y="12.78cm">
          <text:p text:style-name="P1">Clean data by using</text:p>
          <text:p text:style-name="P1">A Source Level Adap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9.193cm" svg:height="2.994cm" svg:x="1.107cm" svg:y="17.134cm">
          <text:p text:style-name="P1">Replace special attributes </text:p>
          <text:p text:style-name="P1">By existent plone obje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9.193cm" svg:height="2.994cm" svg:x="1.107cm" svg:y="21.306cm">
          <text:p text:style-name="P1">DRY RUN</text:p>
          <text:p text:style-name="P1">Check if data is valid </text:p>
          <text:p text:style-name="P1">and comple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9.193cm" svg:height="2.993cm" svg:x="1.107cm" svg:y="25.707cm">
          <text:p text:style-name="P1">REAL RUN</text:p>
          <text:p text:style-name="P1">Create/update/</text:p>
          <text:p text:style-name="P1">mark_deprecated/delete</text:p>
          <text:p text:style-name="P1">In Plone/persistent Triple Store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6.3cm" svg:height="3.6cm" svg:x="12cm" svg:y="5.8cm">
          <text:p text:style-name="P1">Entity Mapping</text:p>
          <text:p text:style-name="P1">Field → SPAR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6.3cm" svg:height="3.6cm" svg:x="12cm" svg:y="10.3cm">
          <text:p text:style-name="P1">Source Level Adap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6.3cm" svg:height="3.6cm" svg:x="12.2cm" svg:y="14.6cm">
          <text:p text:style-name="P1">Value Mapping</text:p>
          <text:p text:style-name="P1">Value → Plone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5.703cm" svg:y1="3.2cm" svg:x2="5.703cm" svg:y2="3.8cm" draw:start-shape="id1" draw:start-glue-point="2" draw:end-shape="id2" draw:end-glue-point="0" svg:d="M5703 3200v600" svg:viewBox="0 0 1 601">
          <text:p/>
        </draw:connector>
        <draw:connector draw:style-name="gr5" draw:text-style-name="P2" xml:id="id9" draw:id="id9" draw:layer="layout" draw:type="line" svg:x1="5.703cm" svg:y1="6.793cm" svg:x2="5.703cm" svg:y2="8.29cm" draw:start-shape="id2" draw:start-glue-point="2" draw:end-shape="id3" draw:end-glue-point="0" svg:d="M5703 6793v1497" svg:viewBox="0 0 1 1498">
          <text:p/>
        </draw:connector>
        <draw:connector draw:style-name="gr5" draw:text-style-name="P2" xml:id="id11" draw:id="id11" draw:layer="layout" draw:type="line" svg:x1="5.703cm" svg:y1="11.284cm" svg:x2="5.703cm" svg:y2="12.78cm" draw:start-shape="id3" draw:start-glue-point="2" draw:end-shape="id4" draw:end-glue-point="0" svg:d="M5703 11284v1496" svg:viewBox="0 0 1 1497">
          <text:p/>
        </draw:connector>
        <draw:connector draw:style-name="gr5" draw:text-style-name="P2" xml:id="id13" draw:id="id13" draw:layer="layout" draw:type="line" svg:x1="5.703cm" svg:y1="15.774cm" svg:x2="5.703cm" svg:y2="17.134cm" draw:start-shape="id4" draw:start-glue-point="2" draw:end-shape="id5" draw:end-glue-point="0" svg:d="M5703 15774v1360" svg:viewBox="0 0 1 1361">
          <text:p/>
        </draw:connector>
        <draw:connector draw:style-name="gr5" draw:text-style-name="P2" draw:layer="layout" draw:type="line" svg:x1="5.703cm" svg:y1="20.128cm" svg:x2="5.703cm" svg:y2="21.306cm" draw:start-shape="id5" draw:start-glue-point="2" draw:end-shape="id6" draw:end-glue-point="0" svg:d="M5703 20128v1178" svg:viewBox="0 0 1 1179">
          <text:p/>
        </draw:connector>
        <draw:connector draw:style-name="gr5" draw:text-style-name="P2" draw:layer="layout" draw:type="line" svg:x1="5.703cm" svg:y1="24.3cm" svg:x2="5.703cm" svg:y2="25.707cm" draw:start-shape="id6" draw:start-glue-point="2" draw:end-shape="id7" draw:end-glue-point="0" svg:d="M5703 24300v1407" svg:viewBox="0 0 1 1408">
          <text:p/>
        </draw:connector>
        <draw:connector draw:style-name="gr5" draw:text-style-name="P2" draw:layer="layout" draw:type="line" svg:x1="12cm" svg:y1="7.6cm" svg:x2="5.703cm" svg:y2="7.541cm" draw:start-shape="id8" draw:start-glue-point="6" draw:end-shape="id9" draw:end-glue-point="0" svg:d="M12000 7600l-6297-59" svg:viewBox="0 0 6298 60">
          <text:p/>
        </draw:connector>
        <draw:connector draw:style-name="gr5" draw:text-style-name="P2" draw:layer="layout" draw:type="line" svg:x1="12cm" svg:y1="12.1cm" svg:x2="5.703cm" svg:y2="12.032cm" draw:start-shape="id10" draw:start-glue-point="6" draw:end-shape="id11" draw:end-glue-point="0" svg:d="M12000 12100l-6297-68" svg:viewBox="0 0 6298 69">
          <text:p/>
        </draw:connector>
        <draw:connector draw:style-name="gr5" draw:text-style-name="P2" draw:layer="layout" draw:type="line" svg:x1="12.2cm" svg:y1="16.4cm" svg:x2="5.703cm" svg:y2="16.454cm" draw:start-shape="id12" draw:start-glue-point="6" draw:end-shape="id13" draw:end-glue-point="0" svg:d="M12200 16400l-6497 54" svg:viewBox="0 0 6498 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7:08:21.907653603</meta:creation-date>
    <dc:date>2018-02-20T17:17:32.614612602</dc:date>
    <meta:editing-duration>PT9M11S</meta:editing-duration>
    <meta:editing-cycles>1</meta:editing-cycles>
    <meta:document-statistic meta:object-count="19"/>
    <meta:generator>LibreOffice/5.2.7.2$Linux_X86_64 LibreOffice_project/20m0$Build-2</meta:generator>
  </office:meta>
</office:document-meta>
</file>